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, 'new york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fo:color="#1155cc" style:font-name="times new roman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my name is Ethan. I am 27 and recently moved to Portland. I don't smoke nor do I have any pets. I'm very laid back and tend to go with the flow of most situations. I am tidy but slightly unorganized. I have several hobbies including crafting and woodcarving, I work as a mechanic but commute to work by bicycle, I'm somewhat of a handyman and can fix/repair most things inside of a house including plumbing, carpentry and electrical work. </text:p>
      <text:p text:style-name="P1"/>
      <text:p text:style-name="P2"><text:span text:style-name="T1">My cellphone number is </text:span><text:a xlink:type="simple" xlink:href="tel:503-847-3883" office:target-frame-name="_blank" xlink:show="new"><text:span text:style-name="T2">503-847-3883</text:span></text:a><text:span text:style-name="T1">, <text:s/>if I don't answer I am probably working so leave a message.</text:span></text:p>
      <text:p text:style-name="P1"/>
      <text:p text:style-name="P1">Thank you for the consideration.  </text:p>
      <text:p text:style-name="P1"/>
      <text:p text:style-name="P1">Ethan.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, 'new york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5T15:02:27</meta:creation-date>
    <meta:document-statistic meta:table-count="0" meta:image-count="0" meta:object-count="0" meta:page-count="1" meta:paragraph-count="5" meta:word-count="104" meta:character-count="584" meta:non-whitespace-character-count="479"/>
    <dc:date>2012-02-25T15:18:44</dc:date>
    <meta:editing-duration>PT1M7S</meta:editing-duration>
    <meta:editing-cycles>1</meta:editing-cycles>
    <meta:generator>LibreOffice/3.4$Unix LibreOffice_project/340m1$Build-402</meta:generator>
  </office:meta>
</office:document-meta>
</file>